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8.75pt" style:font-size-complex="10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6pt" style:font-size-asian="14pt" style:font-size-complex="16pt"/>
    </style:style>
    <style:style style:name="P4" style:family="paragraph" style:parent-style-name="Standard">
      <style:paragraph-properties fo:text-align="start" style:justify-single-word="false"/>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ny Kovanen</text:p>
      <text:p text:style-name="P3">Internal-DSL in Java</text:p>
      <text:p text:style-name="P3"/>
      <text:p text:style-name="P2">In their article An Approach to Internal Domain-Specific Languages in Java Alex Ruiz and Jeff Bay introduce advantages and disadvantages of using a typed language like Java in creation of an internal DSL. According to them, typed languages greatly benefit from the use of Integrated Development Environments (IDEs). The features provided by these environments, like auto-complete, refactoring and debugging make writing and using DSLs easier. They also point out that new features of Java (version 5): generics, varargs and static imports allow creation more readable APIs (which according to them is essentially the same thing as DSLs) than before. Using the Java compiler in enforcing semantics of the DSL has also turned out to be a strength over interpretation of dynamically typed languages. </text:p>
      <text:p text:style-name="P2"/>
      <text:p text:style-name="P2">One disadvantage of Java and other statically typed languages is that their syntax is not as flexible as with many dynamically typed languages, like Ruby for instance. Also the lack of meta-programming and closures limits the readability of DSLs in Java. </text:p>
      <text:p text:style-name="P2"/>
      <text:p text:style-name="P2">The article introduces an example of constructing SQL queries. The first piece of code in the example has a string object containing an sql query in a way it would be directly written to an sql console (but of course as a string literal). The second piece of code in the example shows a DSL created by the authors the readability of which does not require the user of the DSL to be familiar with the actual Oracle SQL that was used in the first one, but is rather formalized to a query language readable to pretty much any programmer. This way the same query language could also be used along with any SQL query language and the user of the DSL wouldn't have to worry about the implementation.</text:p>
      <text:p text:style-name="P2"/>
      <text:p text:style-name="P2">Ruiz and Bay show two approaches to creating DSLs in Java using method chaining: return this or returning an intermediate object. Returning this, referring to returning the object itself, is usable when a query is wanted, for example in a case of filtering names from an NHL scoreboard according to some statistics of goals or assists. In this case it does not matter in which order we place the different query methods, and chaining multiple methods after each other is easy and error free. However, when something different is needed, for example in the case of the vacation example in the article, using an intermediate object might be better. In the case of intermediate objects we configure objects at a time, and use prior configured objects to configure the latter ones. Using intermediate objects creates a problem of keeping all the objects together and not visible outside the purposes of the DSL. The authors introduce two solutions to the problem: creating the objects as inner classes and keeping the objects in the same package as their own classes. Also documenting intermediate objects solutions well has turned out to be quite difficult.</text:p>
      <text:p text:style-name="P2"/>
      <text:p text:style-name="P2">Ruiz and Bay show in their article that using static factory methods can make DSLs more readable in Java. According to them, naming parameters in a case of dialog.table(“results”).selectCell(row: 6, column: 8); would be most clear. However, this is not possible in Java, since Java does not support naming parameters. They introduced a way to get past this barrier: making a class with static factory methods and statically importing this library class will result in something like this: dialog.table(“results”).selectCell(row(6).column(8)). In this case a final class TableCell has been introduced, along with a TableCellBuilder, which takes the row parameter as a constructor parameter (of TableCell) and has a method column, which returns a new TableCell with the row of the constructor and column of the method. This way a similar syntax can be imitated. </text:p>
      <text:p text:style-name="P2"/>
      <text:p text:style-name="P2">In conclusion: Ruiz and Bay believe that Java can be used to build internal DSLs, even though there are disadvantages and that is up to the developers of a project to decide if a DSL is an appropriate solution. They also believe that taking advantage of developer IDEs makes using DSLs in Java <text:soft-page-break/>easier that in many dynamically typed languages.</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Kovanen</meta:initial-creator>
    <meta:creation-date>2012-04-27T22:33:57</meta:creation-date>
    <dc:date>2012-04-28T13:09:23</dc:date>
    <dc:creator>Tony Kovanen</dc:creator>
    <meta:editing-duration>PT2H30M55S</meta:editing-duration>
    <meta:editing-cycles>262</meta:editing-cycles>
    <meta:generator>LibreOffice/3.4$Unix LibreOffice_project/340m1$Build-302</meta:generator>
    <meta:document-statistic meta:table-count="0" meta:image-count="0" meta:object-count="0" meta:page-count="2" meta:paragraph-count="8" meta:word-count="682" meta:character-count="4133" meta:non-whitespace-character-count="3456"/>
  </office:meta>
</office:document-meta>
</file>